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433c" officeooo:paragraph-rsid="0008433c"/>
    </style:style>
    <style:style style:name="P2" style:family="paragraph" style:parent-style-name="Standard">
      <style:text-properties officeooo:rsid="0008cc29" officeooo:paragraph-rsid="0008cc29"/>
    </style:style>
    <style:style style:name="P3" style:family="paragraph" style:parent-style-name="Standard">
      <style:text-properties officeooo:rsid="000c4598" officeooo:paragraph-rsid="000c4598"/>
    </style:style>
    <style:style style:name="P4" style:family="paragraph" style:parent-style-name="Standard">
      <style:text-properties officeooo:rsid="000c4598" officeooo:paragraph-rsid="0011e78c"/>
    </style:style>
    <style:style style:name="P5" style:family="paragraph" style:parent-style-name="Standard">
      <style:text-properties officeooo:rsid="00138471" officeooo:paragraph-rsid="00138471"/>
    </style:style>
    <style:style style:name="P6" style:family="paragraph" style:parent-style-name="Standard">
      <style:text-properties officeooo:rsid="0015b0ee" officeooo:paragraph-rsid="0016fd23"/>
    </style:style>
    <style:style style:name="P7" style:family="paragraph" style:parent-style-name="Standard">
      <style:text-properties officeooo:rsid="000d16f2" officeooo:paragraph-rsid="0011e78c"/>
    </style:style>
    <style:style style:name="P8" style:family="paragraph" style:parent-style-name="Standard">
      <style:text-properties officeooo:rsid="0015f395" officeooo:paragraph-rsid="0016fd23"/>
    </style:style>
    <style:style style:name="P9" style:family="paragraph" style:parent-style-name="Standard">
      <style:text-properties officeooo:rsid="0019f2bc" officeooo:paragraph-rsid="0019f2bc"/>
    </style:style>
    <style:style style:name="P10" style:family="paragraph" style:parent-style-name="Standard">
      <style:text-properties officeooo:rsid="002157eb" officeooo:paragraph-rsid="002157eb"/>
    </style:style>
    <style:style style:name="P11" style:family="paragraph" style:parent-style-name="Standard">
      <style:text-properties officeooo:rsid="0023fa12" officeooo:paragraph-rsid="0023fa12"/>
    </style:style>
    <style:style style:name="P12" style:family="paragraph" style:parent-style-name="Standard">
      <style:text-properties officeooo:rsid="0025bfbe" officeooo:paragraph-rsid="0025bfbe"/>
    </style:style>
    <style:style style:name="P13" style:family="paragraph" style:parent-style-name="Standard">
      <style:text-properties fo:font-weight="bold" officeooo:rsid="0031855a" officeooo:paragraph-rsid="0031855a" style:font-weight-asian="bold" style:font-weight-complex="bold"/>
    </style:style>
    <style:style style:name="P14" style:family="paragraph" style:parent-style-name="Standard">
      <style:text-properties fo:font-weight="normal" officeooo:rsid="0031855a" officeooo:paragraph-rsid="0031855a" style:font-weight-asian="normal" style:font-weight-complex="normal"/>
    </style:style>
    <style:style style:name="T1" style:family="text">
      <style:text-properties officeooo:rsid="000ab2ae"/>
    </style:style>
    <style:style style:name="T2" style:family="text">
      <style:text-properties officeooo:rsid="000d16f2"/>
    </style:style>
    <style:style style:name="T3" style:family="text">
      <style:text-properties officeooo:rsid="0013c319"/>
    </style:style>
    <style:style style:name="T4" style:family="text">
      <style:text-properties officeooo:rsid="0015b0ee"/>
    </style:style>
    <style:style style:name="T5" style:family="text">
      <style:text-properties officeooo:rsid="0015f395"/>
    </style:style>
    <style:style style:name="T6" style:family="text">
      <style:text-properties officeooo:rsid="0018f62a"/>
    </style:style>
    <style:style style:name="T7" style:family="text">
      <style:text-properties officeooo:rsid="001adcfc"/>
    </style:style>
    <style:style style:name="T8" style:family="text">
      <style:text-properties officeooo:rsid="002157eb"/>
    </style:style>
    <style:style style:name="T9" style:family="text">
      <style:text-properties officeooo:rsid="00222a8c"/>
    </style:style>
    <style:style style:name="T10" style:family="text">
      <style:text-properties officeooo:rsid="0025d806"/>
    </style:style>
    <style:style style:name="T11" style:family="text">
      <style:text-properties officeooo:rsid="002726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la partie Site web du projet :</text:p>
      <text:p text:style-name="P1"/>
      <text:p text:style-name="P2">Petite introduction :</text:p>
      <text:p text:style-name="P1"/>
      <text:p text:style-name="P1">D’une façons global, la création du site web à été une activité très difficile pour nous car à peine que nous avons appris le langage de programmation qui nous permettrait de réaliser des sites web à savoir php, nous avons <text:span text:style-name="T1">d’un seul coût commencer par l’utiliser directement. Et aussi avec cette petite vague de perte de connexion, il était difficile voir impossible de pouvoir effectuer nos propre recherche.</text:span></text:p>
      <text:p text:style-name="P1"/>
      <text:p text:style-name="P3"><text:tab/><text:tab/>I – Base de donné :</text:p>
      <text:p text:style-name="P3"/>
      <text:p text:style-name="P4">Tout d’abord, nous nous étions convenue que nous ferions un bot whatsapp qui serait capable de fournir des réponses aux personnes qui aimerait connaître mieux la culture d’une culture. Pour cela il a fallu que nous créions une base de donnée qui pourrait répondre à nos exigences. <text:span text:style-name="T2">Mais avec les cours que nous avons eu précisément en S4, nous avons du passé au site web pour une plus bonne gestion de nos cas d’utilisation. Alors la base de donné à été finalement faite avec laravel. Nous avons créer des fichiers qui contienne au maximum les mêmes structures de nos tables dans ces fichiers comme nous l’avons fait en base de donné.</text:span></text:p>
      <text:p text:style-name="P4"/>
      <text:p text:style-name="P4"/>
      <text:p text:style-name="P7"><text:tab/><text:tab/>II - Gestion <text:s/>des vues :</text:p>
      <text:p text:style-name="P5">Pour parler des vues, cette tâche à été confier à Fabrice Toyi qui à put relier toutes les données qui se retrouvent dans le site sur les pages du site. Donc il à du recréer les tables en laravel et ensuite leurs ont fait communiquer avec <text:span text:style-name="T3">du php pour leur faire afficher à l’écran.</text:span></text:p>
      <text:p text:style-name="P5"/>
      <text:p text:style-name="P5"/>
      <text:p text:style-name="P5"><text:tab/><text:tab/><text:span text:style-name="T4">III-Gestion des cas d’utilisations :</text:span></text:p>
      <text:p text:style-name="P5"/>
      <text:p text:style-name="P6">Pour la gestion des cas d’utilisation, <text:span text:style-name="T5">leurs implémentations n’est pas encore terminer. Le temps nous <text:s/>a fait un peu défaut. Tout d’abord, le simple fait de créer des utilisateurs pour pouvoir effectuer des tests sur le site à été une activité importante pour nous étant débutant dans le développement des sites web.</text:span></text:p>
      <text:p text:style-name="P6"/>
      <text:p text:style-name="P8"><text:s/><text:span text:style-name="T6">Problème rencontré dans le développement :</text:span></text:p>
      <text:p text:style-name="P8"/>
      <text:p text:style-name="P9">Dans le développement, les plus grands problèmes que nous avons rencontrées sont <text:span text:style-name="T7">les routes. Les routes permettent d’interagir avec les contrôleurs et les modèles. Un autre problème rencontré dans le code est la gestion des rôles. Les rôles permettent d’attribuer des actions à certains et de leurs refusés d’autres (ceux qui ne le possède pas). La création d’une page d’accueil convaincante à été une difficulté pour nous car nous avions des visions divergentes.</text:span></text:p>
      <text:p text:style-name="P9"/>
      <text:p text:style-name="P9"/>
      <text:p text:style-name="P9"><text:tab/><text:tab/><text:span text:style-name="T8">IV - Gestion des messages : </text:span></text:p>
      <text:p text:style-name="P10">Tout d’abord, nous avions pensée envoiler des messages par mail. Mais une autre idée à été d ’envoiler des messages par le bot pour lui rappelé <text:span text:style-name="T9">(l’agriculteur) qu’il faudrait qu’il arrose sa ou ses cultures.</text:span></text:p>
      <text:p text:style-name="P10"/>
      <text:p text:style-name="P10"/>
      <text:p text:style-name="P11"><text:tab/><text:tab/>***** <text:tab/><text:tab/>Bilan personnel du projet : <text:tab/><text:tab/>*******</text:p>
      <text:p text:style-name="P11"/>
      <text:p text:style-name="P12"><text:soft-page-break/>Comme bilan personnel, je peux dire que la collaboration était très difficile, car nous avions des idées très divergente<text:span text:style-name="T11">s</text:span>. Par exemple, certains voulaient que la page d’accueil soit d’une manière différente (comme eux le voulait).</text:p>
      <text:p text:style-name="P12">Comme bonne et mauvaise surprise, nous pouvons dire que le changement d’un Bot What<text:span text:style-name="T10">sapp à un Bot Telegram à été aussi une difficulté pour nous. Car tout d’abord nous avons changer de langage et donc il fallait qu’on arrive à joindre les deux langages. Ce qui à causé d’autre problème à résoudre. Aussi, nous avons eu d’autres difficultés comme le changement complet du diagramme de PERTZ car il y a eu des tâches que nous avons abandonnées et d’autre qui se sont augmentées. Voici une tâche que nous avons abandonné : Création du script SQL de notre base de donné. Celui-ci à été remplacé par : Création de la base avec laravel. </text:span></text:p>
      <text:p text:style-name="P12"/>
      <text:p text:style-name="P12"/>
      <text:p text:style-name="P13">Ce que nous pensons de l’utilisation de git et GitHub :</text:p>
      <text:p text:style-name="P13"/>
      <text:p text:style-name="P14">Grâce à git, nous arrivons à versionner notre projet. Donc celui-ci à été, est et sera d’une grande utilité pour nous.</text:p>
      <text:p text:style-name="P14"/>
      <text:p text:style-name="P14">Pour ce qui est de GitHub, nous n’avions pas peur de perdre nos projets car tout ce qui fonctionnait était directement envoiler sur le dépôt distant et donc chacun était capable de récupérer ce que son voisin à fait pour voir s’il y avait erreur ou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5T17:40:01.411405665</meta:creation-date>
    <dc:date>2022-06-15T18:56:26.944918971</dc:date>
    <meta:editing-duration>PT1H40M37S</meta:editing-duration>
    <meta:editing-cycles>40</meta:editing-cycles>
    <meta:generator>LibreOffice/6.0.7.3$Linux_X86_64 LibreOffice_project/00m0$Build-3</meta:generator>
    <meta:document-statistic meta:table-count="0" meta:image-count="0" meta:object-count="0" meta:page-count="2" meta:paragraph-count="19" meta:word-count="666" meta:character-count="3861" meta:non-whitespace-character-count="3194"/>
  </office:meta>
</office:document-meta>
</file>